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KeywordTokenizer.reset( Reader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KeywordTokenizer.KeywordTokenizer( Reader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eywordTokenizer.next( final Token reusableToke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KeywordTokenizer.incrementToken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KeywordTokenizer.KeywordTokenizer( Reader input , int buffer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